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Calibri1" svg:font-family="Calibri"/>
    <style:font-face style:name="Cambria1" svg:font-family="Cambria"/>
    <style:font-face style:name="Cambria" svg:font-family="Cambria" style:font-family-generic="roman"/>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cm"/>
    </style:style>
    <style:style style:name="co2" style:family="table-column">
      <style:table-column-properties fo:break-before="auto" style:column-width="2.514cm"/>
    </style:style>
    <style:style style:name="co3" style:family="table-column">
      <style:table-column-properties fo:break-before="auto" style:column-width="2.619cm"/>
    </style:style>
    <style:style style:name="co4" style:family="table-column">
      <style:table-column-properties fo:break-before="auto" style:column-width="1.032cm"/>
    </style:style>
    <style:style style:name="co5" style:family="table-column">
      <style:table-column-properties fo:break-before="auto" style:column-width="3.572cm"/>
    </style:style>
    <style:style style:name="co6" style:family="table-column">
      <style:table-column-properties fo:break-before="auto" style:column-width="6.456cm"/>
    </style:style>
    <style:style style:name="co7" style:family="table-column">
      <style:table-column-properties fo:break-before="auto" style:column-width="6.932cm"/>
    </style:style>
    <style:style style:name="co8" style:family="table-column">
      <style:table-column-properties fo:break-before="auto" style:column-width="5.98cm"/>
    </style:style>
    <style:style style:name="co9" style:family="table-column">
      <style:table-column-properties fo:break-before="auto" style:column-width="2.275cm"/>
    </style:style>
    <style:style style:name="co10" style:family="table-column">
      <style:table-column-properties fo:break-before="auto" style:column-width="2.328cm"/>
    </style:style>
    <style:style style:name="ro1" style:family="table-row">
      <style:table-row-properties style:row-height="0.473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455cm" fo:break-before="auto" style:use-optimal-row-height="false"/>
    </style:style>
    <style:style style:name="ro7" style:family="table-row">
      <style:table-row-properties style:row-height="3.632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5.87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1.482cm" fo:break-before="auto" style:use-optimal-row-height="false"/>
    </style:style>
    <style:style style:name="ro12" style:family="table-row">
      <style:table-row-properties style:row-height="2.738cm" fo:break-before="auto" style:use-optimal-row-height="true"/>
    </style:style>
    <style:style style:name="ro13" style:family="table-row">
      <style:table-row-properties style:row-height="2.157cm" fo:break-before="auto" style:use-optimal-row-height="false"/>
    </style:style>
    <style:style style:name="ro14" style:family="table-row">
      <style:table-row-properties style:row-height="0.496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automatic"/>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fo:wrap-option="wrap" style:vertical-align="automatic"/>
    </style:style>
    <style:style style:name="ce3" style:family="table-cell" style:parent-style-name="Default" style:data-style-name="N0">
      <style:table-cell-properties fo:background-color="transparent" fo:wrap-option="wrap" style:vertical-align="automatic"/>
    </style:style>
    <style:style style:name="ce4" style:family="table-cell" style:parent-style-name="Default" style:data-style-name="N0"/>
    <style:style style:name="ce5" style:family="table-cell" style:parent-style-name="Default" style:data-style-name="N0">
      <style:table-cell-properties fo:wrap-option="wrap" style:vertical-align="automatic"/>
      <style:text-properties fo:font-size="8pt" style:font-size-asian="8pt" style:font-size-complex="8pt"/>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number-columns-repeated="248" table:default-cell-style-name="ce2"/>
        <table:table-column table:style-name="co9" table:number-columns-repeated="766" table:default-cell-style-name="ce4"/>
        <table:table-column table:style-name="co10" table:default-cell-style-name="ce4"/>
        <table:table-row table:style-name="ro1">
          <table:table-cell table:style-name="ce1" office:value-type="string">
            <text:p>Sigle</text:p>
          </table:table-cell>
          <table:table-cell table:style-name="ce1" office:value-type="string">
            <text:p>Kurztitel</text:p>
          </table:table-cell>
          <table:table-cell table:style-name="ce1" office:value-type="string">
            <text:p>Kurzautor</text:p>
          </table:table-cell>
          <table:table-cell table:style-name="ce1" office:value-type="string">
            <text:p>Jahr</text:p>
          </table:table-cell>
          <table:table-cell table:style-name="ce1" office:value-type="string">
            <text:p>Autor</text:p>
          </table:table-cell>
          <table:table-cell table:style-name="ce1" office:value-type="string">
            <text:p>Titel</text:p>
          </table:table-cell>
          <table:table-cell table:style-name="ce1" office:value-type="string">
            <text:p>Titelzusatz</text:p>
          </table:table-cell>
          <table:table-cell table:style-name="ce1" office:value-type="string">
            <text:p>Publikationsinfos</text:p>
          </table:table-cell>
          <table:table-cell table:style-name="ce1" office:value-type="string">
            <text:p>Bemerkungen</text:p>
          </table:table-cell>
          <table:table-cell table:style-name="ce1" table:number-columns-repeated="1015"/>
        </table:table-row>
        <table:table-row table:style-name="ro2">
          <table:table-cell office:value-type="string">
            <text:p>Bacon1624</text:p>
          </table:table-cell>
          <table:table-cell office:value-type="string">
            <text:p>Novum Organum</text:p>
          </table:table-cell>
          <table:table-cell office:value-type="string">
            <text:p>Bacon</text:p>
          </table:table-cell>
          <table:table-cell office:value-type="float" office:value="1620">
            <text:p>1620</text:p>
          </table:table-cell>
          <table:table-cell office:value-type="string">
            <text:p>Bacon, Francis</text:p>
          </table:table-cell>
          <table:table-cell office:value-type="string">
            <text:p>Novum Organum Scientiarum.</text:p>
          </table:table-cell>
          <table:table-cell office:value-type="string">
            <text:p>Francisci de Verulamio, Summi Angliae Cancellarii, Instauratio magna</text:p>
          </table:table-cell>
          <table:table-cell office:value-type="string">
            <text:p>London: Billium 1620</text:p>
          </table:table-cell>
          <table:table-cell table:style-name="ce5" table:number-columns-repeated="1016"/>
        </table:table-row>
        <table:table-row table:style-name="ro2">
          <table:table-cell office:value-type="string">
            <text:p>Behboud2000</text:p>
          </table:table-cell>
          <table:table-cell office:value-type="string">
            <text:p>Bolzanos Beiträge</text:p>
          </table:table-cell>
          <table:table-cell office:value-type="string">
            <text:p>Behboud</text:p>
          </table:table-cell>
          <table:table-cell office:value-type="float" office:value="2000">
            <text:p>2000</text:p>
          </table:table-cell>
          <table:table-cell office:value-type="string">
            <text:p>Behboud, Ali</text:p>
          </table:table-cell>
          <table:table-cell office:value-type="string">
            <text:p>Bolzanos Beiträge zur Mathematik und ihrer Philosophie.</text:p>
          </table:table-cell>
          <table:table-cell/>
          <table:table-cell office:value-type="string">
            <text:p>Bern: Bern Studies in the History and Philosophy of Science 2000</text:p>
          </table:table-cell>
          <table:table-cell table:style-name="ce5" table:number-columns-repeated="1016"/>
        </table:table-row>
        <table:table-row table:style-name="ro2">
          <table:table-cell office:value-type="string">
            <text:p>Berg1962</text:p>
          </table:table-cell>
          <table:table-cell office:value-type="string">
            <text:p>Bolzano's Logic</text:p>
          </table:table-cell>
          <table:table-cell office:value-type="string">
            <text:p>Berg</text:p>
          </table:table-cell>
          <table:table-cell office:value-type="float" office:value="1962">
            <text:p>1962</text:p>
          </table:table-cell>
          <table:table-cell office:value-type="string">
            <text:p>Berg, Jan</text:p>
          </table:table-cell>
          <table:table-cell office:value-type="string">
            <text:p>Bolzano's Logic</text:p>
          </table:table-cell>
          <table:table-cell office:value-type="string">
            <text:p>(= Stockholm Studies in Philosophy 2)</text:p>
          </table:table-cell>
          <table:table-cell office:value-type="string">
            <text:p>Stockholm: Almqvist \&amp; Wiksell 1962</text:p>
          </table:table-cell>
          <table:table-cell table:style-name="ce5" table:number-columns-repeated="1016"/>
        </table:table-row>
        <table:table-row table:style-name="ro2">
          <table:table-cell office:value-type="string">
            <text:p>Berg1964</text:p>
          </table:table-cell>
          <table:table-cell office:value-type="string">
            <text:p>Anmerkungen</text:p>
          </table:table-cell>
          <table:table-cell office:value-type="string">
            <text:p>Berg</text:p>
          </table:table-cell>
          <table:table-cell office:value-type="float" office:value="1964">
            <text:p>1964</text:p>
          </table:table-cell>
          <table:table-cell office:value-type="string">
            <text:p>Berg, Jan</text:p>
          </table:table-cell>
          <table:table-cell office:value-type="string">
            <text:p>Anmerkungen zu den logischen und mathematischen Begriffen.</text:p>
          </table:table-cell>
          <table:table-cell/>
          <table:table-cell office:value-type="string">
            <text:p>In: \lit[102--112]{Winter1964}</text:p>
          </table:table-cell>
          <table:table-cell table:number-columns-repeated="1016"/>
        </table:table-row>
        <table:table-row table:style-name="ro2">
          <table:table-cell office:value-type="string">
            <text:p>Berg1967</text:p>
          </table:table-cell>
          <table:table-cell office:value-type="string">
            <text:p>Besprechung</text:p>
          </table:table-cell>
          <table:table-cell office:value-type="string">
            <text:p>Berg</text:p>
          </table:table-cell>
          <table:table-cell office:value-type="float" office:value="1967">
            <text:p>1967</text:p>
          </table:table-cell>
          <table:table-cell office:value-type="string">
            <text:p>Berg, Jan</text:p>
          </table:table-cell>
          <table:table-cell office:value-type="string">
            <text:p>Besprechung von: Kambartel, Bolzanos Grundlegung der Logik.</text:p>
          </table:table-cell>
          <table:table-cell/>
          <table:table-cell office:value-type="string">
            <text:p>In: Archiv für Geschichte der Philosophie 49 (1967), 219--222</text:p>
          </table:table-cell>
          <table:table-cell table:number-columns-repeated="1016"/>
        </table:table-row>
        <table:table-row table:style-name="ro3">
          <table:table-cell office:value-type="string">
            <text:p>Berg1986</text:p>
          </table:table-cell>
          <table:table-cell office:value-type="string">
            <text:p>Biographie</text:p>
          </table:table-cell>
          <table:table-cell office:value-type="string">
            <text:p>Berg/Morscher/Ganthaler</text:p>
          </table:table-cell>
          <table:table-cell office:value-type="float" office:value="1987">
            <text:p>1987</text:p>
          </table:table-cell>
          <table:table-cell office:value-type="string">
            <text:p>Berg, Jan / Morscher, Edgar / Ganthaler, Heinrich</text:p>
          </table:table-cell>
          <table:table-cell office:value-type="string">
            <text:p>Bolzanos Biographie in tabellarischer Übersicht.</text:p>
          </table:table-cell>
          <table:table-cell table:style-name="ce4"/>
          <table:table-cell office:value-type="string">
            <text:p>In: Philosophia naturalis 24 (1987), 353--372</text:p>
          </table:table-cell>
          <table:table-cell table:number-columns-repeated="1016"/>
        </table:table-row>
        <table:table-row table:style-name="ro4">
          <table:table-cell office:value-type="string">
            <text:p>BergMorscher2002a</text:p>
          </table:table-cell>
          <table:table-cell office:value-type="string">
            <text:p>Bolzanos Bibliothek I</text:p>
          </table:table-cell>
          <table:table-cell office:value-type="string">
            <text:p>Berg/Morscher</text:p>
          </table:table-cell>
          <table:table-cell office:value-type="float" office:value="2002">
            <text:p>2002</text:p>
          </table:table-cell>
          <table:table-cell office:value-type="string">
            <text:p>Berg, Jan / Morscher, Edgar (Hgg.)</text:p>
          </table:table-cell>
          <table:table-cell office:value-type="string">
            <text:p>Bernard Bolzanos Bibliothek, Teil I</text:p>
          </table:table-cell>
          <table:table-cell office:value-type="string">
            <text:p>Im Auftrag der Österreichischen Forschungsgemeinschaft bearbeitet von Peter Michael Schenkel (=Beiträge zur Bolzano-Forschung, Bd. 14)</text:p>
          </table:table-cell>
          <table:table-cell office:value-type="string">
            <text:p>Sankt Augustin: Academia 2002</text:p>
          </table:table-cell>
          <table:table-cell table:number-columns-repeated="1016"/>
        </table:table-row>
        <table:table-row table:style-name="ro4">
          <table:table-cell office:value-type="string">
            <text:p>BergMorscher2002b</text:p>
          </table:table-cell>
          <table:table-cell office:value-type="string">
            <text:p>Bolzanos Bibliothek II</text:p>
          </table:table-cell>
          <table:table-cell office:value-type="string">
            <text:p>Berg/Morscher</text:p>
          </table:table-cell>
          <table:table-cell office:value-type="float" office:value="2002">
            <text:p>2002</text:p>
          </table:table-cell>
          <table:table-cell office:value-type="string">
            <text:p>Berg, Jan / Morscher, Edgar (Hgg.)</text:p>
          </table:table-cell>
          <table:table-cell office:value-type="string">
            <text:p>Bernard Bolzanos Bibliothek, Teil II</text:p>
          </table:table-cell>
          <table:table-cell office:value-type="string">
            <text:p>Im Auftrag der Österreichischen Forschungsgemeinschaft bearbeitet von Peter Michael Schenkel (=Beiträge zur Bolzano-Forschung, Bd. 15)</text:p>
          </table:table-cell>
          <table:table-cell office:value-type="string">
            <text:p>Sankt Augustin: Academia 2002</text:p>
          </table:table-cell>
          <table:table-cell table:number-columns-repeated="1016"/>
        </table:table-row>
        <table:table-row table:style-name="ro5">
          <table:table-cell office:value-type="string">
            <text:p>Bolzano1817</text:p>
          </table:table-cell>
          <table:table-cell office:value-type="string">
            <text:p>Drey Probleme</text:p>
          </table:table-cell>
          <table:table-cell office:value-type="string">
            <text:p>Bolzano</text:p>
          </table:table-cell>
          <table:table-cell office:value-type="float" office:value="1817">
            <text:p>1817</text:p>
          </table:table-cell>
          <table:table-cell office:value-type="string">
            <text:p>Bolzano, Bernard</text:p>
          </table:table-cell>
          <table:table-cell office:value-type="string">
            <text:p>Die drey Probleme der Rectification, der Complanation und der Cubierung</text:p>
          </table:table-cell>
          <table:table-cell office:value-type="string">
            <text:p>ohne Betrachtung des unendlichen Kleinen, ohne die Annahmen des Archimedes, und ohne irgend eine nicht streng erweisliche Voraussetzung gelöst</text:p>
          </table:table-cell>
          <table:table-cell office:value-type="string">
            <text:p><text:s/>Leipzig: Kummer 1817</text:p>
          </table:table-cell>
          <table:table-cell table:number-columns-repeated="1016"/>
        </table:table-row>
        <table:table-row table:style-name="ro2">
          <table:table-cell office:value-type="string">
            <text:p>BolzanoAtha</text:p>
          </table:table-cell>
          <table:table-cell office:value-type="string">
            <text:p>Athanasia</text:p>
          </table:table-cell>
          <table:table-cell office:value-type="string">
            <text:p>Bolzano</text:p>
          </table:table-cell>
          <table:table-cell office:value-type="float" office:value="1827">
            <text:p>1827</text:p>
          </table:table-cell>
          <table:table-cell office:value-type="string">
            <text:p>Bolzano, Bernard</text:p>
          </table:table-cell>
          <table:table-cell office:value-type="string">
            <text:p>Athanasia oder Gründe für die Unsterblichkeit der Seele.</text:p>
          </table:table-cell>
          <table:table-cell/>
          <table:table-cell office:value-type="string">
            <text:p>Sulzbach: Seidel 1827</text:p>
          </table:table-cell>
          <table:table-cell table:number-columns-repeated="1016"/>
        </table:table-row>
        <table:table-row table:style-name="ro5">
          <table:table-cell office:value-type="string">
            <text:p>BolzanoRW</text:p>
          </table:table-cell>
          <table:table-cell office:value-type="string">
            <text:p>Religionswissenschaft</text:p>
          </table:table-cell>
          <table:table-cell office:value-type="string">
            <text:p>Bolzano</text:p>
          </table:table-cell>
          <table:table-cell office:value-type="float" office:value="1834">
            <text:p>1834</text:p>
          </table:table-cell>
          <table:table-cell office:value-type="string">
            <text:p>Bolzano, Bernard</text:p>
          </table:table-cell>
          <table:table-cell office:value-type="string">
            <text:p>Lehrbuch der Religionswissenschaft.</text:p>
          </table:table-cell>
          <table:table-cell office:value-type="string">
            <text:p>Ein Abdruck der Vorlesungshefte eines ehemaligen Religionslehrers an einer katholischen Universität von einigen seiner Schüler gesammelt und herausgegeben</text:p>
          </table:table-cell>
          <table:table-cell office:value-type="string">
            <text:p>Sulzbach: Seidel 1834. In BGA I 6--8 (1994--2006). Sigle \anf{RW}</text:p>
          </table:table-cell>
          <table:table-cell table:number-columns-repeated="1016"/>
        </table:table-row>
        <table:table-row table:style-name="ro3">
          <table:table-cell office:value-type="string">
            <text:p>Bolzano1836</text:p>
          </table:table-cell>
          <table:table-cell office:value-type="string">
            <text:p>Lebensbeschreibung</text:p>
          </table:table-cell>
          <table:table-cell office:value-type="string">
            <text:p>Bolzano</text:p>
          </table:table-cell>
          <table:table-cell office:value-type="float" office:value="1836">
            <text:p>1836</text:p>
          </table:table-cell>
          <table:table-cell office:value-type="string">
            <text:p>Bolzano, Bernard</text:p>
          </table:table-cell>
          <table:table-cell office:value-type="string">
            <text:p>Lebensbeschreibung des Dr.~B.~Bolzano</text:p>
          </table:table-cell>
          <table:table-cell office:value-type="string">
            <text:p>mit einigen seiner ungedruckten Aufsätze und dem Bildnisse des Verfassers</text:p>
          </table:table-cell>
          <table:table-cell office:value-type="string">
            <text:p>Sulzbach: Seidel 1836. Vsl.\ in BGA I 10</text:p>
          </table:table-cell>
          <table:table-cell table:number-columns-repeated="1016"/>
        </table:table-row>
        <table:table-row table:style-name="ro6">
          <table:table-cell office:value-type="string">
            <text:p>BolzanoWL</text:p>
          </table:table-cell>
          <table:table-cell office:value-type="string">
            <text:p>Wissenschaftslehre</text:p>
          </table:table-cell>
          <table:table-cell office:value-type="string">
            <text:p>Bolzano</text:p>
          </table:table-cell>
          <table:table-cell office:value-type="float" office:value="1837">
            <text:p>1837</text:p>
          </table:table-cell>
          <table:table-cell office:value-type="string">
            <text:p>Bolzano, Bernard</text:p>
          </table:table-cell>
          <table:table-cell office:value-type="string">
            <text:p>Wissenschaftslehre.</text:p>
          </table:table-cell>
          <table:table-cell office:value-type="string">
            <text:p>Versuch einer ausführlichen und größtentheils neuen Darstellung der Logik mit steter Rücksicht auf deren bisherige Bearbeiter</text:p>
          </table:table-cell>
          <table:table-cell office:value-type="string">
            <text:p>Sulzbach: Seidel 1837. In BGA I 11--14 (1985--2000). Sigle \anf{WL}</text:p>
          </table:table-cell>
          <table:table-cell table:number-columns-repeated="1016"/>
        </table:table-row>
        <table:table-row table:style-name="ro3">
          <table:table-cell office:value-type="string">
            <text:p>Bolzano1840</text:p>
          </table:table-cell>
          <table:table-cell office:value-type="string">
            <text:p>Aphorismen</text:p>
          </table:table-cell>
          <table:table-cell office:value-type="string">
            <text:p>Bolzano</text:p>
          </table:table-cell>
          <table:table-cell office:value-type="float" office:value="1840">
            <text:p>1840</text:p>
          </table:table-cell>
          <table:table-cell office:value-type="string">
            <text:p>Bolzano, Bernard</text:p>
          </table:table-cell>
          <table:table-cell office:value-type="string">
            <text:p>Aphorismen zur Physik.</text:p>
          </table:table-cell>
          <table:table-cell/>
          <table:table-cell office:value-type="string">
            <text:p>In: BGA IIA 12/3. Stuttgart-Bad Cannstatt: Frommann-Holzboog 1978, 105--148</text:p>
          </table:table-cell>
          <table:table-cell table:number-columns-repeated="1016"/>
        </table:table-row>
        <table:table-row table:style-name="ro5">
          <table:table-cell office:value-type="string">
            <text:p>Bolzano1842</text:p>
          </table:table-cell>
          <table:table-cell office:value-type="string">
            <text:p>Versuch Kräfte</text:p>
          </table:table-cell>
          <table:table-cell office:value-type="string">
            <text:p>Bolzano</text:p>
          </table:table-cell>
          <table:table-cell office:value-type="float" office:value="1842">
            <text:p>1842</text:p>
          </table:table-cell>
          <table:table-cell office:value-type="string">
            <text:p>Bolzano, Bernard</text:p>
          </table:table-cell>
          <table:table-cell office:value-type="string">
            <text:p>Versuch einer objectiven Begründung der Lehre von der Zusammensetzung der Kräfte.</text:p>
          </table:table-cell>
          <table:table-cell/>
          <table:table-cell office:value-type="string">
            <text:p>In: Abhandlungen der königlichen böhmischen Gesellschaft der Wissenschaften 5,2 (1843). Separatdruck Prag: Calve 1842. In BGA I 18, 9--60</text:p>
          </table:table-cell>
          <table:table-cell table:number-columns-repeated="1016"/>
        </table:table-row>
        <table:table-row table:style-name="ro5">
          <table:table-cell office:value-type="string">
            <text:p>Bolzano1843</text:p>
          </table:table-cell>
          <table:table-cell office:value-type="string">
            <text:p>Versuch Dimensionen</text:p>
          </table:table-cell>
          <table:table-cell office:value-type="string">
            <text:p>Bolzano</text:p>
          </table:table-cell>
          <table:table-cell office:value-type="float" office:value="1843">
            <text:p>1843</text:p>
          </table:table-cell>
          <table:table-cell office:value-type="string">
            <text:p>Bolzano, Bernard</text:p>
          </table:table-cell>
          <table:table-cell office:value-type="string">
            <text:p>Versuch einer objectiven Begründung der Lehre von den drei Dimensionen des Raumes.</text:p>
          </table:table-cell>
          <table:table-cell/>
          <table:table-cell office:value-type="string">
            <text:p>In: Abhandlungen der königlichen böhmischen Gesellschaft der Wissenschaften 5,3 (1845). Separatdruck Prag: Calve 1843. In BGA I 18, 219--238</text:p>
          </table:table-cell>
          <table:table-cell table:number-columns-repeated="1016"/>
        </table:table-row>
        <table:table-row table:style-name="ro3">
          <table:table-cell office:value-type="string">
            <text:p>Bolzano1851</text:p>
          </table:table-cell>
          <table:table-cell office:value-type="string">
            <text:p>Paradoxien (ed. \priho)</text:p>
          </table:table-cell>
          <table:table-cell office:value-type="string">
            <text:p>Bolzano</text:p>
          </table:table-cell>
          <table:table-cell office:value-type="float" office:value="1851">
            <text:p>1851</text:p>
          </table:table-cell>
          <table:table-cell office:value-type="string">
            <text:p>Bolzano, Bernard</text:p>
          </table:table-cell>
          <table:table-cell office:value-type="string">
            <text:p>Paradoxien des Unendlichen.</text:p>
          </table:table-cell>
          <table:table-cell office:value-type="string">
            <text:p>Herausgegeben aus dem schriftlichen Nachlasse des Verfassers von Dr. Fr. \priho</text:p>
          </table:table-cell>
          <table:table-cell office:value-type="string">
            <text:p>Leipzig: Reclam 1851</text:p>
          </table:table-cell>
          <table:table-cell table:number-columns-repeated="1016"/>
        </table:table-row>
        <table:table-row table:style-name="ro7">
          <table:table-cell office:value-type="string">
            <text:p>Bolzano1920</text:p>
          </table:table-cell>
          <table:table-cell office:value-type="string">
            <text:p>Paradoxien (ed. Hahn)</text:p>
          </table:table-cell>
          <table:table-cell office:value-type="string">
            <text:p>Bolzano</text:p>
          </table:table-cell>
          <table:table-cell office:value-type="float" office:value="1920">
            <text:p>1920</text:p>
          </table:table-cell>
          <table:table-cell office:value-type="string">
            <text:p>Bolzano, Bernard</text:p>
          </table:table-cell>
          <table:table-cell office:value-type="string">
            <text:p>Paradoxien des Unendlichen.</text:p>
          </table:table-cell>
          <table:table-cell office:value-type="string">
            <text:p>Mit Unterstützung der Gesellschaft zur Förderung deutscher Wissenschaft, Kunst und Literatur in Böhmen herausgegeben von der philosophischen Gesellschaft an der Universität Wien durch Alois Höfler. Mit Anmerkungen versehen von Hans Hahn</text:p>
          </table:table-cell>
          <table:table-cell office:value-type="string">
            <text:p>Leipzig: Meiner 1920</text:p>
          </table:table-cell>
          <table:table-cell table:number-columns-repeated="1016"/>
        </table:table-row>
        <table:table-row table:style-name="ro4">
          <table:table-cell office:value-type="string">
            <text:p>Bolzano1950</text:p>
          </table:table-cell>
          <table:table-cell office:value-type="string">
            <text:p>Paradoxes (ed. Steele)</text:p>
          </table:table-cell>
          <table:table-cell office:value-type="string">
            <text:p>Bolzano</text:p>
          </table:table-cell>
          <table:table-cell office:value-type="float" office:value="1950">
            <text:p>1950</text:p>
          </table:table-cell>
          <table:table-cell office:value-type="string">
            <text:p>Bolzano, Bernard</text:p>
          </table:table-cell>
          <table:table-cell office:value-type="string">
            <text:p>Paradoxes of the Infinite.</text:p>
          </table:table-cell>
          <table:table-cell office:value-type="string">
            <text:p>Translated from the German of the posthumous edition by Dr. Fr. \priho\ and furnished with a historical introduction by Donald A. Steele</text:p>
          </table:table-cell>
          <table:table-cell office:value-type="string">
            <text:p>New Haven: Yale University Press / London: Routledge \&amp; Kegan Paul 1950</text:p>
          </table:table-cell>
          <table:table-cell table:number-columns-repeated="1016"/>
        </table:table-row>
        <table:table-row table:style-name="ro3">
          <table:table-cell office:value-type="string">
            <text:p>Bolzano1975</text:p>
          </table:table-cell>
          <table:table-cell office:value-type="string">
            <text:p>Paradoxien (ed. Rootselaar)</text:p>
          </table:table-cell>
          <table:table-cell office:value-type="string">
            <text:p>Bolzano</text:p>
          </table:table-cell>
          <table:table-cell office:value-type="float" office:value="1975">
            <text:p>1975</text:p>
          </table:table-cell>
          <table:table-cell office:value-type="string">
            <text:p>Bolzano, Bernard</text:p>
          </table:table-cell>
          <table:table-cell office:value-type="string">
            <text:p>Paradoxien des Unendlichen.</text:p>
          </table:table-cell>
          <table:table-cell office:value-type="string">
            <text:p>Text hrsg. v. Fr. \priho. Mit Einleitung und Anmerkungen hrsg. v. Bob van Rootselaar</text:p>
          </table:table-cell>
          <table:table-cell office:value-type="string">
            <text:p>2. Aufl., Hamburg: Meiner 1975</text:p>
          </table:table-cell>
          <table:table-cell table:number-columns-repeated="1016"/>
        </table:table-row>
        <table:table-row table:style-name="ro3">
          <table:table-cell office:value-type="string">
            <text:p>Bolzano2001</text:p>
          </table:table-cell>
          <table:table-cell office:value-type="string">
            <text:p>Erbauungsreden</text:p>
          </table:table-cell>
          <table:table-cell office:value-type="string">
            <text:p>Bolzano</text:p>
          </table:table-cell>
          <table:table-cell office:value-type="float" office:value="2001">
            <text:p>2001</text:p>
          </table:table-cell>
          <table:table-cell office:value-type="string">
            <text:p>Bolzano, Bernard</text:p>
          </table:table-cell>
          <table:table-cell office:value-type="string">
            <text:p>24 Erbauungsreden 1808--1820.</text:p>
          </table:table-cell>
          <table:table-cell office:value-type="string">
            <text:p>Nach Originalhandschriften transkribiert und herausgegeben von Kurt F. Strasser</text:p>
          </table:table-cell>
          <table:table-cell office:value-type="string">
            <text:p>Wien: Böhlau 2001</text:p>
          </table:table-cell>
          <table:table-cell table:number-columns-repeated="1016"/>
        </table:table-row>
        <table:table-row table:style-name="ro2">
          <table:table-cell office:value-type="string">
            <text:p>Boscovich1754</text:p>
          </table:table-cell>
          <table:table-cell office:value-type="string">
            <text:p>Elementorum</text:p>
          </table:table-cell>
          <table:table-cell office:value-type="string">
            <text:p>Boscovich</text:p>
          </table:table-cell>
          <table:table-cell office:value-type="float" office:value="1754">
            <text:p>1754</text:p>
          </table:table-cell>
          <table:table-cell office:value-type="string">
            <text:p>Boscovich</text:p>
          </table:table-cell>
          <table:table-cell office:value-type="string">
            <text:p>Elementorum universae matheseos</text:p>
          </table:table-cell>
          <table:table-cell office:value-type="string">
            <text:p>Teil 3: Sectionum conicarum elementa \auslass</text:p>
          </table:table-cell>
          <table:table-cell office:value-type="string">
            <text:p>Rom: Amidei 1754</text:p>
          </table:table-cell>
          <table:table-cell table:number-columns-repeated="1016"/>
        </table:table-row>
        <table:table-row table:style-name="ro8">
          <table:table-cell office:value-type="string">
            <text:p>Boscovich1763</text:p>
          </table:table-cell>
          <table:table-cell office:value-type="string">
            <text:p>Theoria</text:p>
          </table:table-cell>
          <table:table-cell office:value-type="string">
            <text:p>Boscovich</text:p>
          </table:table-cell>
          <table:table-cell office:value-type="float" office:value="1758">
            <text:p>1758</text:p>
          </table:table-cell>
          <table:table-cell office:value-type="string">
            <text:p>Boscovich</text:p>
          </table:table-cell>
          <table:table-cell office:value-type="string">
            <text:p>Theoria philosophia naturalis.</text:p>
          </table:table-cell>
          <table:table-cell/>
          <table:table-cell office:value-type="string">
            <text:p>Wien: Kaliwodiana 1758</text:p>
          </table:table-cell>
          <table:table-cell table:number-columns-repeated="1016"/>
        </table:table-row>
        <table:table-row table:style-name="ro9">
          <table:table-cell table:style-name="ce3" office:value-type="string">
            <text:p>Cantor1883</text:p>
          </table:table-cell>
          <table:table-cell table:style-name="ce3" office:value-type="string">
            <text:p>Grundlagen</text:p>
          </table:table-cell>
          <table:table-cell table:style-name="ce3" office:value-type="string">
            <text:p>Cantor</text:p>
          </table:table-cell>
          <table:table-cell table:style-name="ce3" office:value-type="float" office:value="1883">
            <text:p>1883</text:p>
          </table:table-cell>
          <table:table-cell table:style-name="ce3" office:value-type="string">
            <text:p>Cantor, Georg</text:p>
          </table:table-cell>
          <table:table-cell table:style-name="ce3" office:value-type="string">
            <text:p>Ueber unendliche, lineare Punktmannichfaltigkeiten 5.</text:p>
          </table:table-cell>
          <table:table-cell table:style-name="ce3"/>
          <table:table-cell table:style-name="ce3" office:value-type="string">
            <text:p>In: Mathematische Annalen 21 (1883), 545--591. Sonderdruck als \titelselbstfmt{Grundlagen einer allgemeinen Mannichfaltigkeitslehre}, Leipzig: Teubner 1883. Neudruck als und zitiert nach Georg Cantor: Gesammelte Abhandlungen mathematischen und philosophischen Inhalts, hrsg. v. E. Zermelo, Berlin: Springer 1932, Nachdruck Hildesheim: Olms 1966, 165-208</text:p>
          </table:table-cell>
          <table:table-cell table:style-name="ce4"/>
          <table:table-cell table:number-columns-repeated="1015"/>
        </table:table-row>
        <table:table-row table:style-name="ro2">
          <table:table-cell table:style-name="ce3" office:value-type="string">
            <text:p>Cauchy1821</text:p>
          </table:table-cell>
          <table:table-cell table:style-name="ce3" office:value-type="string">
            <text:p>Cours d'analyse</text:p>
          </table:table-cell>
          <table:table-cell table:style-name="ce3" office:value-type="string">
            <text:p>Cauchy</text:p>
          </table:table-cell>
          <table:table-cell table:style-name="ce3" office:value-type="float" office:value="1821">
            <text:p>1821</text:p>
          </table:table-cell>
          <table:table-cell table:style-name="ce3" office:value-type="string">
            <text:p>Cauchy, Augustin-Louis</text:p>
          </table:table-cell>
          <table:table-cell table:style-name="ce3" office:value-type="string">
            <text:p>Cours d'analyse de l'école royale polytechnique.</text:p>
          </table:table-cell>
          <table:table-cell table:style-name="ce3"/>
          <table:table-cell table:style-name="ce3" office:value-type="string">
            <text:p>Paris: Debure 1821</text:p>
          </table:table-cell>
          <table:table-cell table:style-name="ce4"/>
          <table:table-cell table:number-columns-repeated="1015"/>
        </table:table-row>
        <table:table-row table:style-name="ro2">
          <table:table-cell office:value-type="string">
            <text:p>Caratheodory1918</text:p>
          </table:table-cell>
          <table:table-cell office:value-type="string">
            <text:p>Vorlesungen</text:p>
          </table:table-cell>
          <table:table-cell office:value-type="string">
            <text:p>Carathéodory</text:p>
          </table:table-cell>
          <table:table-cell office:value-type="float" office:value="1918">
            <text:p>1918</text:p>
          </table:table-cell>
          <table:table-cell office:value-type="string">
            <text:p>Carathéodory, Constantin</text:p>
          </table:table-cell>
          <table:table-cell office:value-type="string">
            <text:p>Vorlesungen über reelle Funktionen.</text:p>
          </table:table-cell>
          <table:table-cell/>
          <table:table-cell office:value-type="string">
            <text:p>Leipzig: Teubner 1918</text:p>
          </table:table-cell>
          <table:table-cell table:number-columns-repeated="1016"/>
        </table:table-row>
        <table:table-row table:style-name="ro2">
          <table:table-cell office:value-type="string">
            <text:p>Dedekind 18887</text:p>
          </table:table-cell>
          <table:table-cell office:value-type="string">
            <text:p>Zahlen</text:p>
          </table:table-cell>
          <table:table-cell office:value-type="string">
            <text:p>Dedekind</text:p>
          </table:table-cell>
          <table:table-cell office:value-type="float" office:value="1888">
            <text:p>1888</text:p>
          </table:table-cell>
          <table:table-cell office:value-type="string">
            <text:p>Dedekind, Richard</text:p>
          </table:table-cell>
          <table:table-cell office:value-type="string">
            <text:p>Was sind und was sollen die Zahlen?</text:p>
          </table:table-cell>
          <table:table-cell/>
          <table:table-cell office:value-type="string">
            <text:p>Braunschweig: Vieweg 1888</text:p>
          </table:table-cell>
          <table:table-cell table:number-columns-repeated="1016"/>
        </table:table-row>
        <table:table-row table:style-name="ro3">
          <table:table-cell table:number-columns-repeated="2" office:value-type="string">
            <text:p>DH</text:p>
          </table:table-cell>
          <table:table-cell office:value-type="string">
            <text:p>Denzinger</text:p>
          </table:table-cell>
          <table:table-cell office:value-type="float" office:value="2009">
            <text:p>2009</text:p>
          </table:table-cell>
          <table:table-cell office:value-type="string">
            <text:p>Denzinger, Heinrich / Hünermann, Peter</text:p>
          </table:table-cell>
          <table:table-cell office:value-type="string">
            <text:p>Kompendium der Glaubensbekenntnisse und kirchlichen Lehrentscheidungen</text:p>
          </table:table-cell>
          <table:table-cell office:value-type="string">
            <text:p>42. Auflage</text:p>
          </table:table-cell>
          <table:table-cell office:value-type="string">
            <text:p>Freiburg: Herder 2009</text:p>
          </table:table-cell>
          <table:table-cell table:number-columns-repeated="1016"/>
        </table:table-row>
        <table:table-row table:style-name="ro2">
          <table:table-cell office:value-type="string">
            <text:p>Dummett1988</text:p>
          </table:table-cell>
          <table:table-cell office:value-type="string">
            <text:p>Ursprünge</text:p>
          </table:table-cell>
          <table:table-cell office:value-type="string">
            <text:p>Dummett</text:p>
          </table:table-cell>
          <table:table-cell office:value-type="float" office:value="1988">
            <text:p>1988</text:p>
          </table:table-cell>
          <table:table-cell office:value-type="string">
            <text:p>Dummett, Michael</text:p>
          </table:table-cell>
          <table:table-cell office:value-type="string">
            <text:p>Ursprünge der analytischen Philosophie.</text:p>
          </table:table-cell>
          <table:table-cell/>
          <table:table-cell office:value-type="string">
            <text:p>Frankfurt: Suhrkamp 1988</text:p>
          </table:table-cell>
          <table:table-cell table:number-columns-repeated="1016"/>
        </table:table-row>
        <table:table-row table:style-name="ro3">
          <table:table-cell office:value-type="string">
            <text:p>Fischer1807</text:p>
          </table:table-cell>
          <table:table-cell office:value-type="string">
            <text:p>Grundriss</text:p>
          </table:table-cell>
          <table:table-cell office:value-type="string">
            <text:p>Fischer</text:p>
          </table:table-cell>
          <table:table-cell office:value-type="float" office:value="1807">
            <text:p>1807</text:p>
          </table:table-cell>
          <table:table-cell office:value-type="string">
            <text:p>Fischer, Johann Carl</text:p>
          </table:table-cell>
          <table:table-cell office:value-type="string">
            <text:p>Grundriss der gesammten reinen höhern Mathematik oder Die allgemeine Rechenkunst usw.</text:p>
          </table:table-cell>
          <table:table-cell office:value-type="string">
            <text:p>II. Band</text:p>
          </table:table-cell>
          <table:table-cell office:value-type="string">
            <text:p>Leipzig: Kummer 1807</text:p>
          </table:table-cell>
          <table:table-cell table:number-columns-repeated="1016"/>
        </table:table-row>
        <table:table-row table:style-name="ro3">
          <table:table-cell office:value-type="string">
            <text:p>Fries1822</text:p>
          </table:table-cell>
          <table:table-cell office:value-type="string">
            <text:p>Naturphilosophie</text:p>
          </table:table-cell>
          <table:table-cell office:value-type="string">
            <text:p>Fries</text:p>
          </table:table-cell>
          <table:table-cell office:value-type="float" office:value="1822">
            <text:p>1822</text:p>
          </table:table-cell>
          <table:table-cell office:value-type="string">
            <text:p>Fries, Jakob Friedrich</text:p>
          </table:table-cell>
          <table:table-cell office:value-type="string">
            <text:p>Die mathematische Naturphilosophie nach philosophischer Methode bearbeitet.</text:p>
          </table:table-cell>
          <table:table-cell/>
          <table:table-cell office:value-type="string">
            <text:p>Heidelberg: Winter 1822</text:p>
          </table:table-cell>
          <table:table-cell table:number-columns-repeated="1016"/>
        </table:table-row>
        <table:table-row table:style-name="ro3">
          <table:table-cell office:value-type="string">
            <text:p>Galilei1638</text:p>
          </table:table-cell>
          <table:table-cell office:value-type="string">
            <text:p>Discorsi</text:p>
          </table:table-cell>
          <table:table-cell office:value-type="string">
            <text:p>Galilei</text:p>
          </table:table-cell>
          <table:table-cell office:value-type="float" office:value="1638">
            <text:p>1638</text:p>
          </table:table-cell>
          <table:table-cell office:value-type="string">
            <text:p>Galilei, Galileo</text:p>
          </table:table-cell>
          <table:table-cell office:value-type="string">
            <text:p>Discorsi e dimostrazioni matematiche intorno a due nuove scienze.</text:p>
          </table:table-cell>
          <table:table-cell/>
          <table:table-cell office:value-type="string">
            <text:p>Leiden: Elsevier 1638</text:p>
          </table:table-cell>
          <table:table-cell table:number-columns-repeated="1016"/>
        </table:table-row>
        <table:table-row table:style-name="ro4">
          <table:table-cell office:value-type="string">
            <text:p>Gauss1975</text:p>
          </table:table-cell>
          <table:table-cell office:value-type="string">
            <text:p>Schumacher-Briefwechsel</text:p>
          </table:table-cell>
          <table:table-cell office:value-type="string">
            <text:p>Gauss</text:p>
          </table:table-cell>
          <table:table-cell office:value-type="float" office:value="1975">
            <text:p>1975</text:p>
          </table:table-cell>
          <table:table-cell office:value-type="string">
            <text:p>Gauss, Carl Friedrich</text:p>
          </table:table-cell>
          <table:table-cell office:value-type="string">
            <text:p>Carl Friedrich Gauss -- H. C. Schumacher Briefwechsel.</text:p>
          </table:table-cell>
          <table:table-cell office:value-type="string">
            <text:p>Teil 1 (= Carl Friedrich Gauss: Werke, Ergänzungsreihe, Bd. 5, Teil 1), Nachdruck der Ausgabe Peters, Altona 1860</text:p>
          </table:table-cell>
          <table:table-cell office:value-type="string">
            <text:p>Hildesheim: Georg Olms 1975</text:p>
          </table:table-cell>
          <table:table-cell table:number-columns-repeated="1016"/>
        </table:table-row>
        <table:table-row table:style-name="ro2">
          <table:table-cell office:value-type="string">
            <text:p>Gericke1970</text:p>
          </table:table-cell>
          <table:table-cell office:value-type="string">
            <text:p>Zahlbegriff</text:p>
          </table:table-cell>
          <table:table-cell office:value-type="string">
            <text:p>Gericke</text:p>
          </table:table-cell>
          <table:table-cell office:value-type="float" office:value="1970">
            <text:p>1970</text:p>
          </table:table-cell>
          <table:table-cell office:value-type="string">
            <text:p>Gericke, Helmuth</text:p>
          </table:table-cell>
          <table:table-cell office:value-type="string">
            <text:p>Geschichte des Zahlbegriffs.</text:p>
          </table:table-cell>
          <table:table-cell/>
          <table:table-cell office:value-type="string">
            <text:p>Mannheim: Bibliographisches Institut 1970</text:p>
          </table:table-cell>
          <table:table-cell table:number-columns-repeated="1016"/>
        </table:table-row>
        <table:table-row table:style-name="ro8">
          <table:table-cell office:value-type="string">
            <text:p>Hilbert1899</text:p>
          </table:table-cell>
          <table:table-cell office:value-type="string">
            <text:p>Grundlagen</text:p>
          </table:table-cell>
          <table:table-cell office:value-type="string">
            <text:p>Hilbert</text:p>
          </table:table-cell>
          <table:table-cell office:value-type="float" office:value="1899">
            <text:p>1899</text:p>
          </table:table-cell>
          <table:table-cell office:value-type="string">
            <text:p>Hilbert, David</text:p>
          </table:table-cell>
          <table:table-cell office:value-type="string">
            <text:p>Grundlagen der Geometrie.</text:p>
          </table:table-cell>
          <table:table-cell/>
          <table:table-cell office:value-type="string">
            <text:p>Leipzig: Teubner 1899</text:p>
          </table:table-cell>
          <table:table-cell table:number-columns-repeated="1016"/>
        </table:table-row>
        <table:table-row table:style-name="ro2">
          <table:table-cell office:value-type="string">
            <text:p>Kaestner1761</text:p>
          </table:table-cell>
          <table:table-cell office:value-type="string">
            <text:p>Anfangsgründe</text:p>
          </table:table-cell>
          <table:table-cell office:value-type="string">
            <text:p>Kästner</text:p>
          </table:table-cell>
          <table:table-cell office:value-type="float" office:value="1761">
            <text:p>1761</text:p>
          </table:table-cell>
          <table:table-cell office:value-type="string">
            <text:p>Kästner, Abraham Gotthelf</text:p>
          </table:table-cell>
          <table:table-cell office:value-type="string">
            <text:p>Anfangsgründe der Analysis des Unendlichen</text:p>
          </table:table-cell>
          <table:table-cell office:value-type="string">
            <text:p>(= Mathematische Anfangsgründe III,2)</text:p>
          </table:table-cell>
          <table:table-cell office:value-type="string">
            <text:p>Göttingen: Vandenhoeck 1761</text:p>
          </table:table-cell>
          <table:table-cell table:number-columns-repeated="1016"/>
        </table:table-row>
        <table:table-row table:style-name="ro5">
          <table:table-cell office:value-type="string">
            <text:p>Kluegel1831</text:p>
          </table:table-cell>
          <table:table-cell office:value-type="string">
            <text:p>Wörterbuch</text:p>
          </table:table-cell>
          <table:table-cell office:value-type="string">
            <text:p>Klügel</text:p>
          </table:table-cell>
          <table:table-cell office:value-type="float" office:value="1831">
            <text:p>1831</text:p>
          </table:table-cell>
          <table:table-cell office:value-type="string">
            <text:p>Klügel, Georg Simon / Mollweide, Carl Brandan / Grunert, Johann August</text:p>
          </table:table-cell>
          <table:table-cell office:value-type="string">
            <text:p>Mathematisches Wörterbuch.</text:p>
          </table:table-cell>
          <table:table-cell office:value-type="string">
            <text:p>Erste Abtheilung: Die reine Mathematik, Fünfter Theil: von T bis Z</text:p>
          </table:table-cell>
          <table:table-cell office:value-type="string">
            <text:p>Leipzig: Schwickert 1831</text:p>
          </table:table-cell>
          <table:table-cell table:number-columns-repeated="1016"/>
        </table:table-row>
        <table:table-row table:style-name="ro3">
          <table:table-cell office:value-type="string">
            <text:p>Krickel1995</text:p>
          </table:table-cell>
          <table:table-cell office:value-type="string">
            <text:p>Teil</text:p>
          </table:table-cell>
          <table:table-cell office:value-type="string">
            <text:p>Krickel</text:p>
          </table:table-cell>
          <table:table-cell office:value-type="float" office:value="1995">
            <text:p>1995</text:p>
          </table:table-cell>
          <table:table-cell office:value-type="string">
            <text:p>Krickel, Frank</text:p>
          </table:table-cell>
          <table:table-cell office:value-type="string">
            <text:p>Teil und Inbegriff.</text:p>
          </table:table-cell>
          <table:table-cell office:value-type="string">
            <text:p>Bernard Bolzanos Mereologie (= Beiträge zur Bolzano-Forschung, Bd.~5)</text:p>
          </table:table-cell>
          <table:table-cell office:value-type="string">
            <text:p>Sankt Augustin: Academia 1995</text:p>
          </table:table-cell>
          <table:table-cell table:number-columns-repeated="1016"/>
        </table:table-row>
        <table:table-row table:style-name="ro3">
          <table:table-cell office:value-type="string">
            <text:p>Kuenne2008</text:p>
          </table:table-cell>
          <table:table-cell office:value-type="string">
            <text:p>Versuche</text:p>
          </table:table-cell>
          <table:table-cell office:value-type="string">
            <text:p>Künne</text:p>
          </table:table-cell>
          <table:table-cell office:value-type="float" office:value="2008">
            <text:p>2008</text:p>
          </table:table-cell>
          <table:table-cell office:value-type="string">
            <text:p>Künne, Wolfgang</text:p>
          </table:table-cell>
          <table:table-cell office:value-type="string">
            <text:p>Versuche über Bolzano -- Essays on Bolzano.</text:p>
          </table:table-cell>
          <table:table-cell office:value-type="string">
            <text:p>Hrsg. von Edgar Morscher und Otto Neumaier (= Beiträge zur Bolzano-Forschung, Bd.~21)</text:p>
          </table:table-cell>
          <table:table-cell office:value-type="string">
            <text:p>Sankt Augustin: Academia 2008</text:p>
          </table:table-cell>
          <table:table-cell table:number-columns-repeated="1016"/>
        </table:table-row>
        <table:table-row table:style-name="ro2">
          <table:table-cell office:value-type="string">
            <text:p>Laugwitz1965</text:p>
          </table:table-cell>
          <table:table-cell office:value-type="string">
            <text:p>Bemerkungen</text:p>
          </table:table-cell>
          <table:table-cell office:value-type="string">
            <text:p>Laugwitz</text:p>
          </table:table-cell>
          <table:table-cell office:value-type="float" office:value="1965">
            <text:p>1965</text:p>
          </table:table-cell>
          <table:table-cell office:value-type="string">
            <text:p>Laugwitz, Detlef</text:p>
          </table:table-cell>
          <table:table-cell office:value-type="string">
            <text:p>Bemerkungen zu Bolzanos Größenlehre.</text:p>
          </table:table-cell>
          <table:table-cell/>
          <table:table-cell office:value-type="string">
            <text:p>In: Archive for history of exact sciences 2,5 (1965), 398--409</text:p>
          </table:table-cell>
          <table:table-cell table:number-columns-repeated="1016"/>
        </table:table-row>
        <table:table-row table:style-name="ro2">
          <table:table-cell office:value-type="string">
            <text:p>Moore2001</text:p>
          </table:table-cell>
          <table:table-cell office:value-type="string">
            <text:p>Infinite</text:p>
          </table:table-cell>
          <table:table-cell office:value-type="string">
            <text:p>Moore</text:p>
          </table:table-cell>
          <table:table-cell office:value-type="float" office:value="2001">
            <text:p>2001</text:p>
          </table:table-cell>
          <table:table-cell office:value-type="string">
            <text:p>Moore, Adrien W.</text:p>
          </table:table-cell>
          <table:table-cell office:value-type="string">
            <text:p>The Infinite.</text:p>
          </table:table-cell>
          <table:table-cell/>
          <table:table-cell office:value-type="string">
            <text:p>London: Routledge 1990, 2. Aufl. 2001</text:p>
          </table:table-cell>
          <table:table-cell table:number-columns-repeated="1016"/>
        </table:table-row>
        <table:table-row table:style-name="ro2">
          <table:table-cell office:value-type="string">
            <text:p>Morscher1973</text:p>
          </table:table-cell>
          <table:table-cell office:value-type="string">
            <text:p>Logisches An-sich</text:p>
          </table:table-cell>
          <table:table-cell office:value-type="string">
            <text:p>Morscher</text:p>
          </table:table-cell>
          <table:table-cell office:value-type="float" office:value="1973">
            <text:p>1973</text:p>
          </table:table-cell>
          <table:table-cell office:value-type="string">
            <text:p>Morscher, Edgar</text:p>
          </table:table-cell>
          <table:table-cell office:value-type="string">
            <text:p>Das logische An-sich bei Bernard Bolzano.</text:p>
          </table:table-cell>
          <table:table-cell/>
          <table:table-cell office:value-type="string">
            <text:p>Salzburg: Pustet 1973</text:p>
          </table:table-cell>
          <table:table-cell table:number-columns-repeated="1016"/>
        </table:table-row>
        <table:table-row table:style-name="ro2">
          <table:table-cell office:value-type="string">
            <text:p>Morscher2008</text:p>
          </table:table-cell>
          <table:table-cell office:value-type="string">
            <text:p>Life and Work</text:p>
          </table:table-cell>
          <table:table-cell office:value-type="string">
            <text:p>Morscher</text:p>
          </table:table-cell>
          <table:table-cell office:value-type="float" office:value="2008">
            <text:p>2008</text:p>
          </table:table-cell>
          <table:table-cell office:value-type="string">
            <text:p>Morscher, Edgar</text:p>
          </table:table-cell>
          <table:table-cell office:value-type="string">
            <text:p>Bernard Bolzano's Life and Work</text:p>
          </table:table-cell>
          <table:table-cell office:value-type="string">
            <text:p>(= Beiträge zur Bolzano-Forschung, Bd.~22)</text:p>
          </table:table-cell>
          <table:table-cell office:value-type="string">
            <text:p>Sankt Augustin: Academia 2008</text:p>
          </table:table-cell>
          <table:table-cell table:number-columns-repeated="1016"/>
        </table:table-row>
        <table:table-row table:style-name="ro3">
          <table:table-cell office:value-type="string">
            <text:p>Ohm1828</text:p>
          </table:table-cell>
          <table:table-cell office:value-type="string">
            <text:p>System</text:p>
          </table:table-cell>
          <table:table-cell office:value-type="string">
            <text:p>Ohm</text:p>
          </table:table-cell>
          <table:table-cell office:value-type="float" office:value="1828">
            <text:p>1828</text:p>
          </table:table-cell>
          <table:table-cell office:value-type="string">
            <text:p>Ohm, Martin</text:p>
          </table:table-cell>
          <table:table-cell office:value-type="string">
            <text:p>Versuch eines vollkommen consequenten Systems der Mathematik.</text:p>
          </table:table-cell>
          <table:table-cell/>
          <table:table-cell office:value-type="string">
            <text:p>2. Aufl., Berlin: Riemann 1828</text:p>
          </table:table-cell>
          <table:table-cell table:number-columns-repeated="1016"/>
        </table:table-row>
        <table:table-row table:style-name="ro10">
          <table:table-cell office:value-type="string">
            <text:p>Prihonsky2003</text:p>
          </table:table-cell>
          <table:table-cell office:value-type="string">
            <text:p>Atomenlehre</text:p>
          </table:table-cell>
          <table:table-cell office:value-type="string">
            <text:p>Prihonsky</text:p>
          </table:table-cell>
          <table:table-cell office:value-type="float" office:value="2003">
            <text:p>2003</text:p>
          </table:table-cell>
          <table:table-cell office:value-type="string">
            <text:p>Prihonsky</text:p>
          </table:table-cell>
          <table:table-cell office:value-type="string">
            <text:p>Atomenlehre des seligen Bolzano.</text:p>
          </table:table-cell>
          <table:table-cell office:value-type="string">
            <text:p>In: Neuer Anti-Kant und Atomenlehre des seligen Bolzano, mit den Editionsmaterialien der von Heinrich Scholz und Walter Dubislav geplanten Ausgabe des Neuen Anti-Kant und einer ausführlichen Einleitung von Edgar Morscher (= Beiträge zur Bolzano-Forschung, Bd.~9). Hrsg. v. Edgar Morscher</text:p>
          </table:table-cell>
          <table:table-cell office:value-type="string">
            <text:p>Sankt Augustin: Academia 2003</text:p>
          </table:table-cell>
          <table:table-cell table:number-columns-repeated="1016"/>
        </table:table-row>
        <table:table-row table:style-name="ro2">
          <table:table-cell office:value-type="string">
            <text:p>Pringsheim1968</text:p>
          </table:table-cell>
          <table:table-cell office:value-type="string">
            <text:p>Vorlesungen</text:p>
          </table:table-cell>
          <table:table-cell office:value-type="string">
            <text:p>Pringsheim</text:p>
          </table:table-cell>
          <table:table-cell office:value-type="float" office:value="1968">
            <text:p>1968</text:p>
          </table:table-cell>
          <table:table-cell office:value-type="string">
            <text:p>Pringsheim, Alfred</text:p>
          </table:table-cell>
          <table:table-cell office:value-type="string">
            <text:p>Vorlesungen über Zahlen- und Funktionenlehre.</text:p>
          </table:table-cell>
          <table:table-cell office:value-type="string">
            <text:p>Bd. I: Vorlesungen über Zahlenlehre</text:p>
          </table:table-cell>
          <table:table-cell office:value-type="string">
            <text:p>New York: Johnson 1968</text:p>
          </table:table-cell>
          <table:table-cell table:number-columns-repeated="1016"/>
        </table:table-row>
        <table:table-row table:style-name="ro2">
          <table:table-cell office:value-type="string">
            <text:p>Robinson1966</text:p>
          </table:table-cell>
          <table:table-cell office:value-type="string">
            <text:p>NonStandard</text:p>
          </table:table-cell>
          <table:table-cell office:value-type="string">
            <text:p>Robinson</text:p>
          </table:table-cell>
          <table:table-cell office:value-type="float" office:value="1966">
            <text:p>1966</text:p>
          </table:table-cell>
          <table:table-cell office:value-type="string">
            <text:p>Robinson, Abraham</text:p>
          </table:table-cell>
          <table:table-cell office:value-type="string">
            <text:p>Non-Standard Analysis.</text:p>
          </table:table-cell>
          <table:table-cell/>
          <table:table-cell office:value-type="string">
            <text:p>Amsterdam: North-Holland 1966</text:p>
          </table:table-cell>
          <table:table-cell table:number-columns-repeated="1016"/>
        </table:table-row>
        <table:table-row table:style-name="ro2">
          <table:table-cell office:value-type="string">
            <text:p>Rootselaar1963</text:p>
          </table:table-cell>
          <table:table-cell office:value-type="string">
            <text:p>Theory</text:p>
          </table:table-cell>
          <table:table-cell office:value-type="string">
            <text:p>Rootselaar</text:p>
          </table:table-cell>
          <table:table-cell office:value-type="float" office:value="1963">
            <text:p>1963</text:p>
          </table:table-cell>
          <table:table-cell office:value-type="string">
            <text:p>Rootselaar, Bob van</text:p>
          </table:table-cell>
          <table:table-cell office:value-type="string">
            <text:p>Bolzano's theory of real numbers.</text:p>
          </table:table-cell>
          <table:table-cell/>
          <table:table-cell office:value-type="string">
            <text:p>In: Archive for history of exact sciences 2,2 (1963), 168--180</text:p>
          </table:table-cell>
          <table:table-cell/>
          <table:table-cell table:style-name="ce3" table:number-columns-repeated="1015"/>
        </table:table-row>
        <table:table-row table:style-name="ro2">
          <table:table-cell office:value-type="string">
            <text:p>Rusnock2000</text:p>
          </table:table-cell>
          <table:table-cell office:value-type="string">
            <text:p>Bolzano's Philosophy</text:p>
          </table:table-cell>
          <table:table-cell office:value-type="string">
            <text:p>Rusnock</text:p>
          </table:table-cell>
          <table:table-cell office:value-type="float" office:value="2000">
            <text:p>2000</text:p>
          </table:table-cell>
          <table:table-cell office:value-type="string">
            <text:p>Rusnock, Paul</text:p>
          </table:table-cell>
          <table:table-cell office:value-type="string">
            <text:p>Bolzano's Philosophy and the Emergence of Modern Mathematics</text:p>
          </table:table-cell>
          <table:table-cell office:value-type="string">
            <text:p>(= Studien zur österreichischen Philosophie, Bd.~30)</text:p>
          </table:table-cell>
          <table:table-cell office:value-type="string">
            <text:p>Amsterdam: Rodopi 2000</text:p>
          </table:table-cell>
          <table:table-cell table:number-columns-repeated="1016"/>
        </table:table-row>
        <table:table-row table:style-name="ro2">
          <table:table-cell office:value-type="string">
            <text:p>Russell1903</text:p>
          </table:table-cell>
          <table:table-cell office:value-type="string">
            <text:p>Principles</text:p>
          </table:table-cell>
          <table:table-cell office:value-type="string">
            <text:p>Russell</text:p>
          </table:table-cell>
          <table:table-cell office:value-type="float" office:value="1903">
            <text:p>1903</text:p>
          </table:table-cell>
          <table:table-cell office:value-type="string">
            <text:p>Russell, Bertrand</text:p>
          </table:table-cell>
          <table:table-cell office:value-type="string">
            <text:p>The Principles of Mathematics.</text:p>
          </table:table-cell>
          <table:table-cell/>
          <table:table-cell office:value-type="string">
            <text:p>Cambridge: Cambridge University Press 1903</text:p>
          </table:table-cell>
          <table:table-cell table:number-columns-repeated="1016"/>
        </table:table-row>
        <table:table-row table:style-name="ro3">
          <table:table-cell office:value-type="string">
            <text:p>Rychlik1962</text:p>
          </table:table-cell>
          <table:table-cell office:value-type="string">
            <text:p>Theorie</text:p>
          </table:table-cell>
          <table:table-cell office:value-type="string">
            <text:p>Rychlik</text:p>
          </table:table-cell>
          <table:table-cell office:value-type="float" office:value="1962">
            <text:p>1962</text:p>
          </table:table-cell>
          <table:table-cell office:value-type="string">
            <text:p>Rychlik, Karel</text:p>
          </table:table-cell>
          <table:table-cell office:value-type="string">
            <text:p>Theorie der reellen Zahlen im Bolzanos handschriftlichen Nachlasse (sic!).</text:p>
          </table:table-cell>
          <table:table-cell/>
          <table:table-cell office:value-type="string">
            <text:p>Prag: Tschechische Akademie der Wissenschaften 1962</text:p>
          </table:table-cell>
          <table:table-cell table:number-columns-repeated="1016"/>
        </table:table-row>
        <table:table-row table:style-name="ro3">
          <table:table-cell office:value-type="string">
            <text:p>Schnieder2002</text:p>
          </table:table-cell>
          <table:table-cell office:value-type="string">
            <text:p>Substanz</text:p>
          </table:table-cell>
          <table:table-cell office:value-type="string">
            <text:p>Schnieder</text:p>
          </table:table-cell>
          <table:table-cell office:value-type="float" office:value="2002">
            <text:p>2002</text:p>
          </table:table-cell>
          <table:table-cell office:value-type="string">
            <text:p>Schnieder, Benjamin</text:p>
          </table:table-cell>
          <table:table-cell office:value-type="string">
            <text:p>Substanz und Adhärenz.</text:p>
          </table:table-cell>
          <table:table-cell office:value-type="string">
            <text:p>Bolzanos Ontologie des Wirklichen (= Beiträge zur Bolzano-Forschung, Bd.~13)</text:p>
          </table:table-cell>
          <table:table-cell office:value-type="string">
            <text:p>Sankt Augustin: Academia 2002</text:p>
          </table:table-cell>
          <table:table-cell table:number-columns-repeated="1016"/>
        </table:table-row>
        <table:table-row table:style-name="ro2">
          <table:table-cell office:value-type="string">
            <text:p>Sebestik1992</text:p>
          </table:table-cell>
          <table:table-cell office:value-type="string">
            <text:p>Logique</text:p>
          </table:table-cell>
          <table:table-cell office:value-type="string">
            <text:p>Sebestik</text:p>
          </table:table-cell>
          <table:table-cell office:value-type="float" office:value="1992">
            <text:p>1992</text:p>
          </table:table-cell>
          <table:table-cell office:value-type="string">
            <text:p>Sebestik, Jan</text:p>
          </table:table-cell>
          <table:table-cell office:value-type="string">
            <text:p>Logique et Mathématique chez Bernard Bolzano.</text:p>
          </table:table-cell>
          <table:table-cell/>
          <table:table-cell office:value-type="string">
            <text:p>Paris: Vrin 1992</text:p>
          </table:table-cell>
          <table:table-cell table:number-columns-repeated="1016"/>
        </table:table-row>
        <table:table-row table:style-name="ro8">
          <table:table-cell office:value-type="string">
            <text:p>Strasser2001</text:p>
          </table:table-cell>
          <table:table-cell office:value-type="string">
            <text:p>Einleitung</text:p>
          </table:table-cell>
          <table:table-cell office:value-type="string">
            <text:p>Strasser</text:p>
          </table:table-cell>
          <table:table-cell office:value-type="float" office:value="2001">
            <text:p>2001</text:p>
          </table:table-cell>
          <table:table-cell office:value-type="string">
            <text:p>Strasser, Kurt F.</text:p>
          </table:table-cell>
          <table:table-cell office:value-type="string">
            <text:p>Einleitung.</text:p>
          </table:table-cell>
          <table:table-cell/>
          <table:table-cell office:value-type="string">
            <text:p>In: \lit[5--15]{Bolzano2001}</text:p>
          </table:table-cell>
          <table:table-cell table:number-columns-repeated="1016"/>
        </table:table-row>
        <table:table-row table:style-name="ro11">
          <table:table-cell office:value-type="string">
            <text:p>Tapp2005</text:p>
          </table:table-cell>
          <table:table-cell office:value-type="string">
            <text:p>Kardinalität</text:p>
          </table:table-cell>
          <table:table-cell office:value-type="string">
            <text:p>Tapp</text:p>
          </table:table-cell>
          <table:table-cell office:value-type="float" office:value="2005">
            <text:p>2005</text:p>
          </table:table-cell>
          <table:table-cell office:value-type="string">
            <text:p>Tapp, Christian</text:p>
          </table:table-cell>
          <table:table-cell office:value-type="string">
            <text:p>Kardinalität und Kardinäle. Wissenschaftshistorische Aufarbeitung der Korrespondenz zwischen Georg Cantor und katholischen Theologen seiner Zeit</text:p>
          </table:table-cell>
          <table:table-cell office:value-type="string">
            <text:p>(= Boethius, Bd.~53)</text:p>
          </table:table-cell>
          <table:table-cell office:value-type="string">
            <text:p>Stuttgart: Steiner 2005</text:p>
          </table:table-cell>
          <table:table-cell table:number-columns-repeated="1016"/>
        </table:table-row>
        <table:table-row table:style-name="ro12">
          <table:table-cell office:value-type="string">
            <text:p>Tapp2011</text:p>
          </table:table-cell>
          <table:table-cell office:value-type="string">
            <text:p>Beobachtungen</text:p>
          </table:table-cell>
          <table:table-cell office:value-type="string">
            <text:p>Tapp</text:p>
          </table:table-cell>
          <table:table-cell office:value-type="float" office:value="2011">
            <text:p>2011</text:p>
          </table:table-cell>
          <table:table-cell office:value-type="string">
            <text:p>Tapp, Christian</text:p>
          </table:table-cell>
          <table:table-cell office:value-type="string">
            <text:p>Beobachtungen zur Lehre von der Unendlichkeit Gottes bei Bernard Bolzano.</text:p>
          </table:table-cell>
          <table:table-cell/>
          <table:table-cell office:value-type="string">
            <text:p>In: Bernard Bolzanos bessere Welt. Akten der internationalen Tagung Salzburg, 27.~und 28.~Mai 2010 (=Deus et Gentes, Bd. 21). Hrsg. v. Kurt Strasser. Brno: Marek 2011, 173--196</text:p>
          </table:table-cell>
          <table:table-cell table:number-columns-repeated="1016"/>
        </table:table-row>
        <table:table-row table:style-name="ro11">
          <table:table-cell office:value-type="string">
            <text:p>TappRunggaldier2011</text:p>
          </table:table-cell>
          <table:table-cell office:value-type="string">
            <text:p>God, Eternity</text:p>
          </table:table-cell>
          <table:table-cell office:value-type="string">
            <text:p>Tapp/Runggaldier (Hrsg.)</text:p>
          </table:table-cell>
          <table:table-cell office:value-type="float" office:value="2011">
            <text:p>2011</text:p>
          </table:table-cell>
          <table:table-cell office:value-type="string">
            <text:p>Tapp, Christian / Runggaldier, Edmund (Hrsg.)</text:p>
          </table:table-cell>
          <table:table-cell office:value-type="string">
            <text:p>God, Eternity, and Time.</text:p>
          </table:table-cell>
          <table:table-cell/>
          <table:table-cell office:value-type="string">
            <text:p>Farnham: Ashgate 2011</text:p>
          </table:table-cell>
          <table:table-cell table:number-columns-repeated="1016"/>
        </table:table-row>
        <table:table-row table:style-name="ro4">
          <table:table-cell office:value-type="string">
            <text:p>Veronese1891</text:p>
          </table:table-cell>
          <table:table-cell office:value-type="string">
            <text:p>Fondamenti</text:p>
          </table:table-cell>
          <table:table-cell office:value-type="string">
            <text:p>Veronese</text:p>
          </table:table-cell>
          <table:table-cell office:value-type="float" office:value="1891">
            <text:p>1891</text:p>
          </table:table-cell>
          <table:table-cell office:value-type="string">
            <text:p>Veronese, Guiseppe</text:p>
          </table:table-cell>
          <table:table-cell office:value-type="string">
            <text:p>Fondamenti di geometria.</text:p>
          </table:table-cell>
          <table:table-cell office:value-type="string">
            <text:p>A più dimensioni e a più specie di unità rettilinee esposti in forma elementare, lezioni per la scuola di magistero in matematica</text:p>
          </table:table-cell>
          <table:table-cell office:value-type="string">
            <text:p>Padova: Tip. del Seminario 1891</text:p>
          </table:table-cell>
          <table:table-cell table:number-columns-repeated="1016"/>
        </table:table-row>
        <table:table-row table:style-name="ro13">
          <table:table-cell office:value-type="string">
            <text:p>Winter1964</text:p>
          </table:table-cell>
          <table:table-cell office:value-type="string">
            <text:p>Frühbegriffe</text:p>
          </table:table-cell>
          <table:table-cell office:value-type="string">
            <text:p>Winter</text:p>
          </table:table-cell>
          <table:table-cell office:value-type="float" office:value="1964">
            <text:p>1964</text:p>
          </table:table-cell>
          <table:table-cell office:value-type="string">
            <text:p>Winter, Eduard</text:p>
          </table:table-cell>
          <table:table-cell office:value-type="string">
            <text:p>Die historische Bedeutung der Frühbegriffe B.~Bolzanos.</text:p>
          </table:table-cell>
          <table:table-cell office:value-type="string">
            <text:p>Mit einem Anhang Bolzano's Begriffe 1821, mit Anmerkungen zu den logischen und mathematischen Begriffen von Jan Berg</text:p>
          </table:table-cell>
          <table:table-cell office:value-type="string">
            <text:p>Berlin: Akademie-Verlag 1964</text:p>
          </table:table-cell>
          <table:table-cell table:number-columns-repeated="249"/>
          <table:table-cell table:style-name="ce2" table:number-columns-repeated="767"/>
        </table:table-row>
        <table:table-row table:style-name="ro8">
          <table:table-cell office:value-type="string">
            <text:p>Winter1969</text:p>
          </table:table-cell>
          <table:table-cell office:value-type="string">
            <text:p>Lebensbild</text:p>
          </table:table-cell>
          <table:table-cell office:value-type="string">
            <text:p>Winter</text:p>
          </table:table-cell>
          <table:table-cell office:value-type="float" office:value="1969">
            <text:p>1969</text:p>
          </table:table-cell>
          <table:table-cell office:value-type="string">
            <text:p>Winter, Eduard</text:p>
          </table:table-cell>
          <table:table-cell office:value-type="string">
            <text:p>Bernard Bolzano: Ein Lebensbild.</text:p>
          </table:table-cell>
          <table:table-cell table:style-name="ce4"/>
          <table:table-cell office:value-type="string">
            <text:p>In BGA E 1 (1969)</text:p>
          </table:table-cell>
          <table:table-cell table:number-columns-repeated="1016"/>
        </table:table-row>
        <table:table-row table:style-name="ro2">
          <table:table-cell office:value-type="string">
            <text:p>Zeithammer1997</text:p>
          </table:table-cell>
          <table:table-cell office:value-type="string">
            <text:p>Biographie</text:p>
          </table:table-cell>
          <table:table-cell office:value-type="string">
            <text:p>Zeithammer</text:p>
          </table:table-cell>
          <table:table-cell office:value-type="float" office:value="1997">
            <text:p>1997</text:p>
          </table:table-cell>
          <table:table-cell office:value-type="string">
            <text:p>Zeithammer, Gregor</text:p>
          </table:table-cell>
          <table:table-cell office:value-type="string">
            <text:p>Biographie Bolzanos.</text:p>
          </table:table-cell>
          <table:table-cell office:value-type="string">
            <text:p>Hrsg. v. Gerhard Zwerschke</text:p>
          </table:table-cell>
          <table:table-cell office:value-type="string">
            <text:p>In BGA IV 2 (1997)</text:p>
          </table:table-cell>
          <table:table-cell table:number-columns-repeated="1016"/>
        </table:table-row>
        <table:table-row table:style-name="ro14" table:number-rows-repeated="1048513">
          <table:table-cell table:number-columns-repeated="1024"/>
        </table:table-row>
        <table:table-row table:style-name="ro14">
          <table:table-cell table:number-columns-repeated="1024"/>
        </table:table-row>
      </table:table>
      <table:database-ranges>
        <table:database-range table:target-range-address="Tabelle1.A2:Tabelle1.I6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Calibri1" svg:font-family="Calibri"/>
    <style:font-face style:name="Cambria1" svg:font-family="Cambria"/>
    <style:font-face style:name="Cambria" svg:font-family="Cambria" style:font-family-generic="roman"/>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0__25__20_-_20_Akzent1" style:display-name="20 % - Akzent1" style:family="table-cell" style:parent-style-name="Default" style:data-style-name="N0">
      <style:table-cell-properties fo:background-color="#ccccff" style:vertical-align="automatic"/>
      <style:text-properties fo:color="#000000" style:font-name="Calibri" style:font-name-asian="Calibri1" style:font-name-complex="Calibri1"/>
    </style:style>
    <style:style style:name="_32_0_20__25__20_-_20_Akzent2" style:display-name="20 % - Akzent2" style:family="table-cell" style:parent-style-name="Default" style:data-style-name="N0">
      <style:table-cell-properties fo:background-color="#ff99cc" style:vertical-align="automatic"/>
      <style:text-properties fo:color="#000000" style:font-name="Calibri" style:font-name-asian="Calibri1" style:font-name-complex="Calibri1"/>
    </style:style>
    <style:style style:name="_32_0_20__25__20_-_20_Akzent3" style:display-name="20 % - Akzent3" style:family="table-cell" style:parent-style-name="Default" style:data-style-name="N0">
      <style:table-cell-properties fo:background-color="#ccffcc" style:vertical-align="automatic"/>
      <style:text-properties fo:color="#000000" style:font-name="Calibri" style:font-name-asian="Calibri1" style:font-name-complex="Calibri1"/>
    </style:style>
    <style:style style:name="_32_0_20__25__20_-_20_Akzent4" style:display-name="20 %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2_0_20__25__20_-_20_Akzent5" style:display-name="20 % - Akzent5" style:family="table-cell" style:parent-style-name="Default" style:data-style-name="N0">
      <style:table-cell-properties fo:background-color="#ccffff" style:vertical-align="automatic"/>
      <style:text-properties fo:color="#000000" style:font-name="Calibri" style:font-name-asian="Calibri1" style:font-name-complex="Calibri1"/>
    </style:style>
    <style:style style:name="_32_0_20__25__20_-_20_Akzent6" style:display-name="20 % - Akzent6" style:family="table-cell" style:parent-style-name="Default" style:data-style-name="N0">
      <style:table-cell-properties fo:background-color="#ffcc99" style:vertical-align="automatic"/>
      <style:text-properties fo:color="#000000" style:font-name="Calibri" style:font-name-asian="Calibri1" style:font-name-complex="Calibri1"/>
    </style:style>
    <style:style style:name="_32_0_25__20_-_20_Akzent1" style:display-name="20% - Akzent1" style:family="table-cell" style:parent-style-name="Default" style:data-style-name="N0">
      <style:table-cell-properties fo:background-color="#ccccff" style:vertical-align="automatic"/>
      <style:text-properties fo:color="#000000" style:font-name="Calibri" style:font-name-asian="Calibri1" style:font-name-complex="Calibri1"/>
    </style:style>
    <style:style style:name="_32_0_25__20_-_20_Akzent2" style:display-name="20% - Akzent2" style:family="table-cell" style:parent-style-name="Default" style:data-style-name="N0">
      <style:table-cell-properties fo:background-color="#ff99cc" style:vertical-align="automatic"/>
      <style:text-properties fo:color="#000000" style:font-name="Calibri" style:font-name-asian="Calibri1" style:font-name-complex="Calibri1"/>
    </style:style>
    <style:style style:name="_32_0_25__20_-_20_Akzent3" style:display-name="20% - Akzent3" style:family="table-cell" style:parent-style-name="Default" style:data-style-name="N0">
      <style:table-cell-properties fo:background-color="#ccffcc" style:vertical-align="automatic"/>
      <style:text-properties fo:color="#000000" style:font-name="Calibri" style:font-name-asian="Calibri1" style:font-name-complex="Calibri1"/>
    </style:style>
    <style:style style:name="_32_0_25__20_-_20_Akzent4" style:display-name="20%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2_0_25__20_-_20_Akzent5" style:display-name="20% - Akzent5" style:family="table-cell" style:parent-style-name="Default" style:data-style-name="N0">
      <style:table-cell-properties fo:background-color="#ccffff" style:vertical-align="automatic"/>
      <style:text-properties fo:color="#000000" style:font-name="Calibri" style:font-name-asian="Calibri1" style:font-name-complex="Calibri1"/>
    </style:style>
    <style:style style:name="_32_0_25__20_-_20_Akzent6" style:display-name="20% - Akzent6" style:family="table-cell" style:parent-style-name="Default" style:data-style-name="N0">
      <style:table-cell-properties fo:background-color="#ffcc99" style:vertical-align="automatic"/>
      <style:text-properties fo:color="#000000" style:font-name="Calibri" style:font-name-asian="Calibri1" style:font-name-complex="Calibri1"/>
    </style:style>
    <style:style style:name="_34_0_20__25__20_-_20_Akzent1" style:display-name="40 % - Akzent1"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0__25__20_-_20_Akzent2" style:display-name="40 % - Akzent2" style:family="table-cell" style:parent-style-name="Default" style:data-style-name="N0">
      <style:table-cell-properties fo:background-color="#ff8080" style:vertical-align="automatic"/>
      <style:text-properties fo:color="#000000" style:font-name="Calibri" style:font-name-asian="Calibri1" style:font-name-complex="Calibri1"/>
    </style:style>
    <style:style style:name="_34_0_20__25__20_-_20_Akzent3" style:display-name="40 % - Akzent3" style:family="table-cell" style:parent-style-name="Default" style:data-style-name="N0">
      <style:table-cell-properties fo:background-color="#00ff00" style:vertical-align="automatic"/>
      <style:text-properties fo:color="#000000" style:font-name="Calibri" style:font-name-asian="Calibri1" style:font-name-complex="Calibri1"/>
    </style:style>
    <style:style style:name="_34_0_20__25__20_-_20_Akzent4" style:display-name="40 %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4_0_20__25__20_-_20_Akzent5" style:display-name="40 % - Akzent5"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0__25__20_-_20_Akzent6" style:display-name="40 % - Akzent6" style:family="table-cell" style:parent-style-name="Default" style:data-style-name="N0">
      <style:table-cell-properties fo:background-color="#ffcc00" style:vertical-align="automatic"/>
      <style:text-properties fo:color="#000000" style:font-name="Calibri" style:font-name-asian="Calibri1" style:font-name-complex="Calibri1"/>
    </style:style>
    <style:style style:name="_34_0_25__20_-_20_Akzent1" style:display-name="40% - Akzent1"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5__20_-_20_Akzent2" style:display-name="40% - Akzent2" style:family="table-cell" style:parent-style-name="Default" style:data-style-name="N0">
      <style:table-cell-properties fo:background-color="#ff8080" style:vertical-align="automatic"/>
      <style:text-properties fo:color="#000000" style:font-name="Calibri" style:font-name-asian="Calibri1" style:font-name-complex="Calibri1"/>
    </style:style>
    <style:style style:name="_34_0_25__20_-_20_Akzent3" style:display-name="40% - Akzent3" style:family="table-cell" style:parent-style-name="Default" style:data-style-name="N0">
      <style:table-cell-properties fo:background-color="#00ff00" style:vertical-align="automatic"/>
      <style:text-properties fo:color="#000000" style:font-name="Calibri" style:font-name-asian="Calibri1" style:font-name-complex="Calibri1"/>
    </style:style>
    <style:style style:name="_34_0_25__20_-_20_Akzent4" style:display-name="40%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4_0_25__20_-_20_Akzent5" style:display-name="40% - Akzent5"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5__20_-_20_Akzent6" style:display-name="40% - Akzent6" style:family="table-cell" style:parent-style-name="Default" style:data-style-name="N0">
      <style:table-cell-properties fo:background-color="#ffcc00" style:vertical-align="automatic"/>
      <style:text-properties fo:color="#000000" style:font-name="Calibri" style:font-name-asian="Calibri1" style:font-name-complex="Calibri1"/>
    </style:style>
    <style:style style:name="_36_0_20__25__20_-_20_Akzent1" style:display-name="60 % - Akzent1" style:family="table-cell" style:parent-style-name="Default" style:data-style-name="N0">
      <style:table-cell-properties fo:background-color="#0066cc" style:vertical-align="automatic"/>
      <style:text-properties fo:color="#ffffff" style:font-name="Calibri" style:font-name-asian="Calibri1" style:font-name-complex="Calibri1"/>
    </style:style>
    <style:style style:name="_36_0_20__25__20_-_20_Akzent2" style:display-name="60 % - Akzent2" style:family="table-cell" style:parent-style-name="Default" style:data-style-name="N0">
      <style:table-cell-properties fo:background-color="#ff8080" style:vertical-align="automatic"/>
      <style:text-properties fo:color="#ffffff" style:font-name="Calibri" style:font-name-asian="Calibri1" style:font-name-complex="Calibri1"/>
    </style:style>
    <style:style style:name="_36_0_20__25__20_-_20_Akzent3" style:display-name="60 % - Akzent3" style:family="table-cell" style:parent-style-name="Default" style:data-style-name="N0">
      <style:table-cell-properties fo:background-color="#00ff00" style:vertical-align="automatic"/>
      <style:text-properties fo:color="#ffffff" style:font-name="Calibri" style:font-name-asian="Calibri1" style:font-name-complex="Calibri1"/>
    </style:style>
    <style:style style:name="_36_0_20__25__20_-_20_Akzent4" style:display-name="60 % - Akzent4" style:family="table-cell" style:parent-style-name="Default" style:data-style-name="N0">
      <style:table-cell-properties fo:background-color="#800080" style:vertical-align="automatic"/>
      <style:text-properties fo:color="#ffffff" style:font-name="Calibri" style:font-name-asian="Calibri1" style:font-name-complex="Calibri1"/>
    </style:style>
    <style:style style:name="_36_0_20__25__20_-_20_Akzent5" style:display-name="60 % - Akzent5" style:family="table-cell" style:parent-style-name="Default" style:data-style-name="N0">
      <style:table-cell-properties fo:background-color="#33cccc" style:vertical-align="automatic"/>
      <style:text-properties fo:color="#ffffff" style:font-name="Calibri" style:font-name-asian="Calibri1" style:font-name-complex="Calibri1"/>
    </style:style>
    <style:style style:name="_36_0_20__25__20_-_20_Akzent6" style:display-name="60 % - Akzent6" style:family="table-cell" style:parent-style-name="Default" style:data-style-name="N0">
      <style:table-cell-properties fo:background-color="#ff9900" style:vertical-align="automatic"/>
      <style:text-properties fo:color="#ffffff" style:font-name="Calibri" style:font-name-asian="Calibri1" style:font-name-complex="Calibri1"/>
    </style:style>
    <style:style style:name="_36_0_25__20_-_20_Akzent1" style:display-name="60% - Akzent1" style:family="table-cell" style:parent-style-name="Default" style:data-style-name="N0">
      <style:table-cell-properties fo:background-color="#0066cc" style:vertical-align="automatic"/>
      <style:text-properties fo:color="#ffffff" style:font-name="Calibri" style:font-name-asian="Calibri1" style:font-name-complex="Calibri1"/>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1" style:font-name-complex="Calibri1"/>
    </style:style>
    <style:style style:name="_36_0_25__20_-_20_Akzent3" style:display-name="60% - Akzent3" style:family="table-cell" style:parent-style-name="Default" style:data-style-name="N0">
      <style:table-cell-properties fo:background-color="#00ff00" style:vertical-align="automatic"/>
      <style:text-properties fo:color="#ffffff" style:font-name="Calibri" style:font-name-asian="Calibri1" style:font-name-complex="Calibri1"/>
    </style:style>
    <style:style style:name="_36_0_25__20_-_20_Akzent4" style:display-name="60% - Akzent4" style:family="table-cell" style:parent-style-name="Default" style:data-style-name="N0">
      <style:table-cell-properties fo:background-color="#800080" style:vertical-align="automatic"/>
      <style:text-properties fo:color="#ffffff" style:font-name="Calibri" style:font-name-asian="Calibri1" style:font-name-complex="Calibri1"/>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1" style:font-name-complex="Calibri1"/>
    </style:style>
    <style:style style:name="_36_0_25__20_-_20_Akzent6" style:display-name="60% - Akzent6" style:family="table-cell" style:parent-style-name="Default" style:data-style-name="N0">
      <style:table-cell-properties fo:background-color="#ff9900" style:vertical-align="automatic"/>
      <style:text-properties fo:color="#ffffff" style:font-name="Calibri" style:font-name-asian="Calibri1" style:font-name-complex="Calibri1"/>
    </style:style>
    <style:style style:name="Akzent1" style:family="table-cell" style:parent-style-name="Default" style:data-style-name="N0">
      <style:table-cell-properties fo:background-color="#333399" style:vertical-align="automatic"/>
      <style:text-properties fo:color="#ffffff" style:font-name="Calibri" style:font-name-asian="Calibri1" style:font-name-complex="Calibri1"/>
    </style:style>
    <style:style style:name="Akzent2" style:family="table-cell" style:parent-style-name="Default" style:data-style-name="N0">
      <style:table-cell-properties fo:background-color="#ff0000" style:vertical-align="automatic"/>
      <style:text-properties fo:color="#ffffff" style:font-name="Calibri" style:font-name-asian="Calibri1" style:font-name-complex="Calibri1"/>
    </style:style>
    <style:style style:name="Akzent3" style:family="table-cell" style:parent-style-name="Default" style:data-style-name="N0">
      <style:table-cell-properties fo:background-color="#339966" style:vertical-align="automatic"/>
      <style:text-properties fo:color="#ffffff" style:font-name="Calibri" style:font-name-asian="Calibri1" style:font-name-complex="Calibri1"/>
    </style:style>
    <style:style style:name="Akzent4" style:family="table-cell" style:parent-style-name="Default" style:data-style-name="N0">
      <style:table-cell-properties fo:background-color="#800080" style:vertical-align="automatic"/>
      <style:text-properties fo:color="#ffffff" style:font-name="Calibri" style:font-name-asian="Calibri1" style:font-name-complex="Calibri1"/>
    </style:style>
    <style:style style:name="Akzent5" style:family="table-cell" style:parent-style-name="Default" style:data-style-name="N0">
      <style:table-cell-properties fo:background-color="#33cccc" style:vertical-align="automatic"/>
      <style:text-properties fo:color="#ffffff" style:font-name="Calibri" style:font-name-asian="Calibri1" style:font-name-complex="Calibri1"/>
    </style:style>
    <style:style style:name="Akzent6" style:family="table-cell" style:parent-style-name="Default" style:data-style-name="N0">
      <style:table-cell-properties fo:background-color="#ff6600" style:vertical-align="automatic"/>
      <style:text-properties fo:color="#ffffff" style:font-name="Calibri" style:font-name-asian="Calibri1" style:font-name-complex="Calibri1"/>
    </style:style>
    <style:style style:name="Ausgabe" style:family="table-cell" style:parent-style-name="Default" style:data-style-name="N0">
      <style:table-cell-properties fo:background-color="#c0c0c0" fo:border="0.002cm solid #333333" style:vertical-align="automatic"/>
      <style:text-properties fo:color="#333333" style:font-name="Calibri" fo:font-weight="bold" style:font-name-asian="Calibri1" style:font-weight-asian="bold" style:font-name-complex="Calibri1" style:font-weight-complex="bold"/>
    </style:style>
    <style:style style:name="Berechnung" style:family="table-cell" style:parent-style-name="Default" style:data-style-name="N0">
      <style:table-cell-properties fo:background-color="#c0c0c0" fo:border="0.002cm solid #808080" style:vertical-align="automatic"/>
      <style:text-properties fo:color="#ff9900" style:font-name="Calibri" fo:font-weight="bold" style:font-name-asian="Calibri1" style:font-weight-asian="bold" style:font-name-complex="Calibri1"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1" style:font-name-complex="Calibri1"/>
    </style:style>
    <style:style style:name="Ergebnis_20_1" style:display-name="Ergebnis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gebnis_20_1_20_1" style:display-name="Ergebnis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gebnis_20_1_20_1_20_1" style:display-name="Ergebnis 1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gebnis_20_2" style:display-name="Ergebnis 2"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1" style:font-style-asian="italic" style:font-name-complex="Calibri1" style:font-style-complex="italic"/>
    </style:style>
    <style:style style:name="Gut" style:family="table-cell" style:parent-style-name="Default" style:data-style-name="N0">
      <style:table-cell-properties fo:background-color="#ccffcc" style:vertical-align="automatic"/>
      <style:text-properties fo:color="#008000" style:font-name="Calibri" style:font-name-asian="Calibri1" style:font-name-complex="Calibri1"/>
    </style:style>
    <style:style style:name="Neutral" style:family="table-cell" style:parent-style-name="Default" style:data-style-name="N0">
      <style:table-cell-properties fo:background-color="#ffff99" style:vertical-align="automatic"/>
      <style:text-properties fo:color="#993300" style:font-name="Calibri" style:font-name-asian="Calibri1" style:font-name-complex="Calibri1"/>
    </style:style>
    <style:style style:name="Notiz" style:family="table-cell" style:parent-style-name="Default" style:data-style-name="N0">
      <style:table-cell-properties fo:background-color="#ffffcc" fo:border="0.002cm solid #c0c0c0" style:vertical-align="automatic"/>
      <style:text-properties fo:font-size="10pt" style:font-size-asian="10pt" style:font-size-complex="10pt"/>
    </style:style>
    <style:style style:name="Schlecht" style:family="table-cell" style:parent-style-name="Default" style:data-style-name="N0">
      <style:table-cell-properties fo:background-color="#ff99cc" style:vertical-align="automatic"/>
      <style:text-properties fo:color="#800080" style:font-name="Calibri" style:font-name-asian="Calibri1" style:font-name-complex="Calibri1"/>
    </style:style>
    <style:style style:name="Überschrift_20_1" style:display-name="Überschrift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 style:display-name="Überschrift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 style:display-name="Überschrift 1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_20_1" style:display-name="Überschrift 1 1 1 1" style:family="table-cell" style:parent-style-name="Default" style:data-style-name="N0">
      <style:table-cell-properties fo:border-bottom="0.002cm solid #333399" fo:background-color="transparent" fo:border-left="none" fo:border-right="none" fo:border-top="none" style:vertical-align="automatic"/>
      <style:text-properties fo:color="#003366" style:font-name="Calibri" fo:font-size="15pt" fo:font-weight="bold" style:font-name-asian="Calibri1" style:font-size-asian="15pt" style:font-weight-asian="bold" style:font-name-complex="Calibri1"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003366" style:font-name="Calibri" fo:font-size="13pt" fo:font-weight="bold" style:font-name-asian="Calibri1" style:font-size-asian="13pt" style:font-weight-asian="bold" style:font-name-complex="Calibri1" style:font-size-complex="13pt" style:font-weight-complex="bold"/>
    </style:style>
    <style:style style:name="Überschrift_20_3" style:display-name="Überschrift 3" style:family="table-cell" style:parent-style-name="Default" style:data-style-name="N0">
      <style:table-cell-properties fo:border-bottom="0.002cm solid #0066cc" fo:background-color="transparent" fo:border-left="none" fo:border-right="none" fo:border-top="none" style:vertical-align="automatic"/>
      <style:text-properties fo:color="#003366" style:font-name="Calibri" fo:font-weight="bold" style:font-name-asian="Calibri1" style:font-weight-asian="bold" style:font-name-complex="Calibri1"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003366" style:font-name="Calibri" fo:font-weight="bold" style:font-name-asian="Calibri1" style:font-weight-asian="bold" style:font-name-complex="Calibri1" style:font-weight-complex="bold"/>
    </style:style>
    <style:style style:name="Überschrift_20_5" style:display-name="Überschrift 5"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1" style:font-name-complex="Calibri1"/>
    </style:style>
    <style:style style:name="Warnender_20_Text" style:display-name="Warnender Text" style:family="table-cell" style:parent-style-name="Default" style:data-style-name="N0">
      <style:table-cell-properties fo:background-color="transparent" style:vertical-align="automatic"/>
      <style:text-properties fo:color="#ff0000" style:font-name="Calibri" style:font-name-asian="Calibri1" style:font-name-complex="Calibri1"/>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1" style:font-weight-asian="bold" style:font-name-complex="Calibri1"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66cm" fo:margin-bottom="0.432cm" fo:margin-left="0.991cm" fo:margin-right="0.406cm" style:print-page-order="ltr" style:first-page-number="1" style:scale-to="100%" style:print="charts drawings objects"/>
      <style:header-style>
        <style:header-footer-properties fo:min-height="1.344cm" fo:margin-left="0cm" fo:margin-right="0cm" fo:margin-bottom="0cm"/>
      </style:header-style>
      <style:footer-style>
        <style:header-footer-properties fo:min-height="1.192cm" fo:margin-left="0cm" fo:margin-right="0cm" fo:margin-top="0cm"/>
      </style:footer-style>
    </style:page-layout>
    <style:style style:name="MT1" style:family="text">
      <style:text-properties fo:color="#0000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1">11.09.2019</text:date>, <text:time>09:52:11</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Win32 OpenOffice.org_project/416m1$Build-9790</meta:generator>
    <meta:creation-date>2011-08-15T13:19:14Z</meta:creation-date>
    <dc:date>2019-09-11T09:52:11.28</dc:date>
    <meta:editing-cycles>40</meta:editing-cycles>
    <meta:editing-duration>PT1H14M4S</meta:editing-duration>
    <meta:document-statistic meta:table-count="1" meta:cell-count="466" meta:object-count="0"/>
  </office:meta>
</office:document-meta>
</file>